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CALLO DE VILLALOVOS MARIA DE LA 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3766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CALLO DE VILLALOVOS, MARIA DE LA 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3766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VILLALOBOS CALLO, JOSE CARL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74594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2</text:p>
          </table:table-cell>
          <table:table-cell table:style-name="Tableau1.D2" office:value-type="string">
            <text:p text:style-name="P13">83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3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9:46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